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lgorithmen und Datenstrukturen Praktikum – Dokumentation</text:span> </text:p>
      <text:p text:style-name="Standard"/>
      <text:p text:style-name="Standard"/>
      <text:list xml:id="list1451393702801499642" text:style-name="L1">
        <text:list-item>
          <text:p text:style-name="P5">Vorbereitung mithilfe des Skriptums</text:p>
        </text:list-item>
        <text:list-item>
          <text:p text:style-name="P5">Implementierung rekursiver Quicksort</text:p>
        </text:list-item>
        <text:list-item>
          <text:p text:style-name="P5">Implementierung probabilistischer Quicksort</text:p>
        </text:list-item>
        <text:list-item>
          <text:p text:style-name="P5">Implementierung stackloser Quicksort (Iterativ)</text:p>
        </text:list-item>
        <text:list-item>
          <text:p text:style-name="P5">Bereitstellen von Testdaten (vier verschiedene Arrays)</text:p>
          <text:list>
            <text:list-item>
              <text:p text:style-name="P5">Random-Array der Länge 10 <text:s/></text:p>
            </text:list-item>
            <text:list-item>
              <text:p text:style-name="P5">Random-Array der Länge 1000</text:p>
            </text:list-item>
            <text:list-item>
              <text:p text:style-name="P5">Vorsortierter Worst-Case Array</text:p>
            </text:list-item>
          </text:list>
          <text:p text:style-name="P5"><text:s text:c="5"/>{ 1, 2, 3, 4, 5, 6, 7, 8, 9, 10 }</text:p>
          <text:list text:continue-numbering="true">
            <text:list-item>
              <text:p text:style-name="P5">Best &amp; Average-Case Array mit geeigneten Werten</text:p>
              <text:p text:style-name="P5">{ 1, 3, 2, 6, 5, 7, 4 }</text:p>
            </text:list-item>
          </text:list>
        </text:list-item>
        <text:list-item>
          <text:p text:style-name="P5">Laufzeitanalyse</text:p>
          <text:list>
            <text:list-item>
              <text:p text:style-name="P5">Anzahl der Compares</text:p>
            </text:list-item>
            <text:list-item>
              <text:p text:style-name="P5">Anzahl der Swaps </text:p>
            </text:list-item>
            <text:list-item>
              <text:p text:style-name="P5">Anzahl der rekursiven Aufrufe (nicht im stacklosen)</text:p>
            </text:list-item>
            <text:list-item>
              <text:p text:style-name="P5">Laufzeit in Nanosekunden</text:p>
            </text:list-item>
          </text:list>
        </text:list-item>
      </text:list>
      <text:p text:style-name="P1"/>
      <text:p text:style-name="P1"/>
      <text:p text:style-name="P1"/>
      <text:p text:style-name="P6"/>
      <text:p text:style-name="P3">Worst-Case: Sortierte Liste als Array &amp; das Pivot-Element ist das größte Element</text:p>
      <text:p text:style-name="P3"/>
      <text:p text:style-name="P3">Anzahl Vergleiche im Worst-Case: </text:p>
      <text:p text:style-name="P3"/>
      <text:p text:style-name="P3"/>
      <text:p text:style-name="P2">(n *(n – 1)) / 2 </text:p>
      <text:p text:style-name="P3"/>
      <text:p text:style-name="P3"/>
      <text:p text:style-name="P3">Best &amp; Average-Case besitzen dieselbe Laufzeit (Best-Case ist nur der Average-Case bei welchem das Pivotelement den Array in zwei ca. gleich große Hälften teilt)</text:p>
      <text:p text:style-name="P3"><text:line-break/>Vergleiche im Average-Case:</text:p>
      <text:p text:style-name="P3"/>
      <text:p text:style-name="P3"/>
      <text:p text:style-name="P2">3/4*n – 3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rius </meta:initial-creator>
    <meta:creation-date>2017-06-25T13:08:31.30</meta:creation-date>
    <dc:date>2017-06-27T10:59:31.89</dc:date>
    <dc:creator>Markus </dc:creator>
    <meta:editing-duration>P1DT5H58M23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23" meta:word-count="148" meta:character-count="949"/>
  </office:meta>
</office:document-meta>
</file>